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842cm" svg:height="10.199cm" svg:x="17.347cm" svg:y="1.594cm">
            <draw:object draw:notify-on-update-of-ranges="Sheet1.B5:Sheet1.B9 Sheet1.C4:Sheet1.C4 Sheet1.C5:Sheet1.C9 Sheet1.B5:Sheet1.B9 Sheet1.D4:Sheet1.D4 Sheet1.D5:Sheet1.D9 Sheet1.B5:Sheet1.B9 Sheet1.E4:Sheet1.E4 Sheet1.E5:Sheet1.E9 Sheet1.B5:Sheet1.B9 Sheet1.F4:Sheet1.F4 Sheet1.F5:Sheet1.F9 Sheet1.B5:Sheet1.B9 Sheet1.G4:Sheet1.G4 Sheet1.G5:Sheet1.G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4-1CPU</text:p>
          </table:table-cell>
          <table:table-cell office:value-type="string" calcext:value-type="string">
            <text:p>m4-all</text:p>
          </table:table-cell>
          <table:table-cell office:value-type="string" calcext:value-type="string">
            <text:p>c4-1CPU</text:p>
          </table:table-cell>
          <table:table-cell office:value-type="string" calcext:value-type="string">
            <text:p>c4-all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0" calcext:value-type="float">
            <text:p>30</text:p>
          </table:table-cell>
          <table:table-cell office:value-type="float" office:value="27.8" calcext:value-type="float">
            <text:p>27,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office:value-type="float" office:value="29" calcext:value-type="float">
            <text:p>29</text:p>
          </table:table-cell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80" calcext:value-type="float">
            <text:p>280</text:p>
          </table:table-cell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50000" calcext:value-type="float">
            <text:p>150000</text:p>
          </table:table-cell>
          <table:table-cell office:value-type="float" office:value="1800" calcext:value-type="float">
            <text:p>1800</text:p>
          </table:table-cell>
          <table:table-cell office:value-type="float" office:value="450" calcext:value-type="float">
            <text:p>450</text:p>
          </table:table-cell>
          <table:table-cell office:value-type="float" office:value="70" calcext:value-type="float">
            <text:p>70</text:p>
          </table:table-cell>
          <table:table-cell office:value-type="float" office:value="404" calcext:value-type="float">
            <text:p>404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22:18:39.876503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aite antoine</meta:initial-creator>
    <meta:creation-date>2017-02-04T22:59:30.514173645</meta:creation-date>
    <dc:date>2017-02-06T22:19:11.769312194</dc:date>
    <dc:creator>delaite antoine</dc:creator>
    <meta:editing-duration>PT14M12S</meta:editing-duration>
    <meta:editing-cycles>2</meta:editing-cycles>
    <meta:generator>LibreOffice/4.3.7.2$Linux_X86_64 LibreOffice_project/43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43cm" svg:height="10.2cm" xlink:href=".." xlink:type="simple" chart:class="chart:scatter" chart:style-name="ch1">
        <chart:title svg:x="7.184cm" svg:y="0.34cm" chart:style-name="ch2">
          <text:p>Evolution of time</text:p>
        </chart:title>
        <chart:legend chart:legend-position="end" svg:x="15.017cm" svg:y="3.805cm" style:legend-expansion="high" chart:style-name="ch3"/>
        <chart:plot-area chart:style-name="ch4" table:cell-range-address="Sheet1.B5:Sheet1.G9 Sheet1.C4:Sheet1.G4" chart:data-source-has-labels="row" svg:x="1.367cm" svg:y="1.323cm" svg:width="13.294cm" svg:height="7.692cm">
          <chartooo:coordinate-region svg:x="2.359cm" svg:y="1.522cm" svg:width="11.745cm" svg:height="6.846cm"/>
          <chart:axis chart:dimension="x" chart:name="primary-x" chart:style-name="ch5">
            <chart:title svg:x="6.21cm" svg:y="9.219cm" chart:style-name="ch6">
              <text:p>maximum prime number</text:p>
            </chart:title>
          </chart:axis>
          <chart:axis chart:dimension="y" chart:name="primary-y" chart:style-name="ch5">
            <chart:title svg:x="0.451cm" svg:y="6.271cm" chart:style-name="ch7">
              <text:p>time in second</text:p>
            </chart:title>
            <chart:grid chart:style-name="ch8" chart:class="major"/>
          </chart:axis>
          <chart:series chart:style-name="ch9" chart:values-cell-range-address="Sheet1.C5:Sheet1.C9" chart:label-cell-address="Sheet1.C4:Sheet1.C4" chart:class="chart:scatter">
            <chart:domain table:cell-range-address="Sheet1.B5:Sheet1.B9"/>
            <chart:data-point chart:repeated="5"/>
          </chart:series>
          <chart:series chart:style-name="ch10" chart:values-cell-range-address="Sheet1.D5:Sheet1.D9" chart:label-cell-address="Sheet1.D4:Sheet1.D4" chart:class="chart:scatter">
            <chart:data-point chart:repeated="5"/>
          </chart:series>
          <chart:series chart:style-name="ch11" chart:values-cell-range-address="Sheet1.E5:Sheet1.E9" chart:label-cell-address="Sheet1.E4:Sheet1.E4" chart:class="chart:scatter">
            <chart:data-point chart:repeated="5"/>
          </chart:series>
          <chart:series chart:style-name="ch12" chart:values-cell-range-address="Sheet1.F5:Sheet1.F9" chart:label-cell-address="Sheet1.F4:Sheet1.F4" chart:class="chart:scatter">
            <chart:data-point chart:repeated="5"/>
          </chart:series>
          <chart:series chart:style-name="ch13" chart:values-cell-range-address="Sheet1.G5:Sheet1.G9" chart:label-cell-address="Sheet1.G4:Sheet1.G4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mall</text:p>
                <draw:g>
                  <svg:desc>Sheet1.C4:Sheet1.C4</svg:desc>
                </draw:g>
              </table:table-cell>
              <table:table-cell office:value-type="string">
                <text:p>m4-1CPU</text:p>
                <draw:g>
                  <svg:desc>Sheet1.D4:Sheet1.D4</svg:desc>
                </draw:g>
              </table:table-cell>
              <table:table-cell office:value-type="string">
                <text:p>m4-all</text:p>
                <draw:g>
                  <svg:desc>Sheet1.E4:Sheet1.E4</svg:desc>
                </draw:g>
              </table:table-cell>
              <table:table-cell office:value-type="string">
                <text:p>c4-1CPU</text:p>
                <draw:g>
                  <svg:desc>Sheet1.F4:Sheet1.F4</svg:desc>
                </draw:g>
              </table:table-cell>
              <table:table-cell office:value-type="string">
                <text:p>c4-all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">
                <text:p>20000</text:p>
                <draw:g>
                  <svg:desc>Sheet1.B5:Sheet1.B9</svg:desc>
                </draw:g>
              </table:table-cell>
              <table:table-cell office:value-type="float" office:value="30">
                <text:p>30</text:p>
                <draw:g>
                  <svg:desc>Sheet1.C5:Sheet1.C9</svg:desc>
                </draw:g>
              </table:table-cell>
              <table:table-cell office:value-type="float" office:value="27.8">
                <text:p>27.8</text:p>
                <draw:g>
                  <svg:desc>Sheet1.D5:Sheet1.D9</svg:desc>
                </draw:g>
              </table:table-cell>
              <table:table-cell office:value-type="float" office:value="4">
                <text:p>4</text:p>
                <draw:g>
                  <svg:desc>Sheet1.E5:Sheet1.E9</svg:desc>
                </draw:g>
              </table:table-cell>
              <table:table-cell office:value-type="float" office:value="25">
                <text:p>25</text:p>
                <draw:g>
                  <svg:desc>Sheet1.F5:Sheet1.F9</svg:desc>
                </draw:g>
              </table:table-cell>
              <table:table-cell office:value-type="float" office:value="1.7">
                <text:p>1.7</text:p>
                <draw:g>
                  <svg:desc>Sheet1.G5:Sheet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">
                <text:p>80000</text:p>
              </table:table-cell>
              <table:table-cell office:value-type="float" office:value="200">
                <text:p>200</text:p>
              </table:table-cell>
              <table:table-cell office:value-type="float" office:value="188">
                <text:p>188</text:p>
              </table:table-cell>
              <table:table-cell office:value-type="float" office:value="29">
                <text:p>29</text:p>
              </table:table-cell>
              <table:table-cell office:value-type="float" office:value="169">
                <text:p>1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80">
                <text:p>280</text:p>
              </table:table-cell>
              <table:table-cell office:value-type="float" office:value="256">
                <text:p>256</text:p>
              </table:table-cell>
              <table:table-cell office:value-type="float" office:value="40">
                <text:p>40</text:p>
              </table:table-cell>
              <table:table-cell office:value-type="float" office:value="230">
                <text:p>2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00">
                <text:p>150000</text:p>
              </table:table-cell>
              <table:table-cell office:value-type="float" office:value="1800">
                <text:p>1800</text:p>
              </table:table-cell>
              <table:table-cell office:value-type="float" office:value="450">
                <text:p>450</text:p>
              </table:table-cell>
              <table:table-cell office:value-type="float" office:value="70">
                <text:p>70</text:p>
              </table:table-cell>
              <table:table-cell office:value-type="float" office:value="404">
                <text:p>404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